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assScannerTests.scanTestSuitesForJup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lassScannerTests.scanTestSuitesForAllTestEng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ClassScannerTests.scanTestSuitesWithNestedSui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lassScannerTests.scanTestSuitesForVin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lassScannerTests.scanTestSuitesForTest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lassScannerTests.scanBasicTes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ClassScannerTests.scanEntireSpringTes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